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bold" officeooo:paragraph-rsid="0022548b" style:font-weight-asian="bold" style:font-name-complex="Arial" style:font-weight-complex="bold"/>
    </style:style>
    <style:style style:name="P3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paragraph-rsid="001c3ce9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rsid="001c2a5a" officeooo:paragraph-rsid="0022548b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rsid="0022548b" officeooo:paragraph-rsid="0022548b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paragraph-rsid="0022548b" style:font-weight-asian="normal" style:font-name-complex="Arial" style:font-weight-complex="normal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10" style:family="paragraph" style:parent-style-name="Standard">
      <style:text-properties style:font-name="Arial" fo:font-weight="normal" officeooo:paragraph-rsid="001c3ce9" style:font-weight-asian="normal" style:font-name-complex="Arial" style:font-weight-complex="normal"/>
    </style:style>
    <style:style style:name="P11" style:family="paragraph" style:parent-style-name="Standard">
      <style:text-properties style:font-name="Arial" fo:font-weight="normal" officeooo:rsid="0022548b" officeooo:paragraph-rsid="0022548b" style:font-weight-asian="normal" style:font-name-complex="Arial" style:font-weight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1c2a5a" style:font-weight-asian="normal" style:font-name-complex="Arial" style:font-weight-complex="normal"/>
    </style:style>
    <style:style style:name="T3" style:family="text">
      <style:text-properties style:font-name="Arial" fo:font-weight="normal" officeooo:rsid="0022548b" style:font-weight-asian="normal" style:font-name-complex="Arial" style:font-weight-complex="normal"/>
    </style:style>
    <style:style style:name="T4" style:family="text">
      <style:text-properties officeooo:rsid="0022548b"/>
    </style:style>
    <style:style style:name="T5" style:family="text">
      <style:text-properties officeooo:rsid="002556be"/>
    </style:style>
    <style:style style:name="T6" style:family="text">
      <style:text-properties officeooo:rsid="001d4324"/>
    </style:style>
    <style:style style:name="T7" style:family="text">
      <style:text-properties officeooo:rsid="0024c3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ome do Caso de Uso:</text:span><text:span text:style-name="T2">.</text:span><text:span text:style-name="T3">Login.</text:span></text:p>
      <text:p text:style-name="P1"/>
      <text:p text:style-name="P1">Descrição: </text:p>
      <text:p text:style-name="P5"><text:span text:style-name="T4">Usuário realiza o login no aplicativo</text:span>.</text:p>
      <text:p text:style-name="P1"/>
      <text:p text:style-name="P1">Eventos: </text:p>
      <text:p text:style-name="P3">- <text:span text:style-name="T4">Usuário realiza login no aplicativo.</text:span></text:p>
      <text:p text:style-name="P1"/>
      <text:p text:style-name="P1">Atores:</text:p>
      <text:p text:style-name="P3">- <text:span text:style-name="T4">Usuário.</text:span></text:p>
      <text:p text:style-name="P1"/>
      <text:p text:style-name="P1">Pré-<text:span text:style-name="T4">c</text:span>ondições:</text:p>
      <text:p text:style-name="P4">- <text:span text:style-name="T4">Usuário cadastrado no sistema.</text:span></text:p>
      <text:p text:style-name="P4">- <text:span text:style-name="T7">Aplicativo na tela inicial.</text:span></text:p>
      <text:p text:style-name="P3"/>
      <text:p text:style-name="P1">Pós-Condições:</text:p>
      <text:p text:style-name="P1">1. Conclusões com sucesso: </text:p>
      <text:p text:style-name="P3">- <text:span text:style-name="T4">Usuário é direcionado para tela principal.</text:span></text:p>
      <text:p text:style-name="P3"/>
      <text:p text:style-name="P1">2. Conclusões sem sucesso: </text:p>
      <text:p text:style-name="P3">- <text:span text:style-name="T4">Usuário não é direcionado para tela principal</text:span>.</text:p>
      <text:p text:style-name="P3"/>
      <text:p text:style-name="P1">Fluxo básico:</text:p>
      <text:p text:style-name="P3"/>
      <text:p text:style-name="P3"><text:span text:style-name="T7">1</text:span>. <text:span text:style-name="T4">Usuário clica em “Login”.</text:span></text:p>
      <text:p text:style-name="P3"><text:span text:style-name="T7">2</text:span>. <text:span text:style-name="T4">Preenche os campos.</text:span></text:p>
      <text:p text:style-name="P6"><text:span text:style-name="T7">3</text:span>. Clica em “Entrar”.</text:p>
      <text:p text:style-name="P6"><text:span text:style-name="T7">4</text:span>. Verificação dos dados (A1).</text:p>
      <text:p text:style-name="P6"><text:span text:style-name="T7">5</text:span>. <text:span text:style-name="T5">Direciona para tela principal do aplicativo.</text:span></text:p>
      <text:p text:style-name="P6"/>
      <text:p text:style-name="P2">Fluxos alternativos:</text:p>
      <text:p text:style-name="P7">A1: em "<text:span text:style-name="T7">4</text:span>. <text:span text:style-name="T6">Verificação dos dados</text:span>", <text:span text:style-name="T6">se estão os campos “e-mail” e “senha” preenchidos corretamente segue para o item 5, se não A1.1</text:span></text:p>
      <text:p text:style-name="P6">A1.1. <text:span text:style-name="T5">Informa o usuário sobre quais dados estão incorreto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5.4.4.2$Windows_X86_64 LibreOffice_project/2524958677847fb3bb44820e40380acbe820f960</meta:generator>
    <dc:date>2020-03-16T22:16:25.373000000</dc:date>
    <meta:editing-duration>PT28M27S</meta:editing-duration>
    <meta:editing-cycles>10</meta:editing-cycles>
    <meta:document-statistic meta:table-count="0" meta:image-count="0" meta:object-count="0" meta:page-count="1" meta:paragraph-count="24" meta:word-count="118" meta:character-count="745" meta:non-whitespace-character-count="647"/>
  </office:meta>
</office:document-meta>
</file>